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REATEGUI, WI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ORAL SAAVEDRA LEND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RENGIFO RABINES ROSA DE JESU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9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9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6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43539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48:10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